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9" style:family="table-column">
      <style:table-column-properties fo:break-before="auto" style:column-width="103.75pt"/>
    </style:style>
    <style:style style:name="co40"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6" table:number-columns-repeated="3" table:default-cell-style-name="ce34"/>
        <table:table-column table:style-name="co3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9" table:default-cell-style-name="ce227"/>
        <table:table-column table:style-name="co40"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4" calcext:value-type="float">
            <text:p>4</text:p>
          </table:table-cell>
          <table:table-cell table:formula="of:=SUM([.E2:.E9])" office:value-type="float" office:value="14" calcext:value-type="float">
            <text:p>14</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21" calcext:value-type="float">
            <text:p>421</text:p>
          </table:table-cell>
          <table:table-cell table:formula="of:=SUM([.D12:.I12])" office:value-type="float" office:value="218" calcext:value-type="float">
            <text:p>2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5" calcext:value-type="float">
            <text:p>25</text:p>
          </table:table-cell>
          <table:table-cell table:formula="of:=SUM([.E2:.E10])" office:value-type="float" office:value="39" calcext:value-type="float">
            <text:p>39</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97" calcext:value-type="float">
            <text:p>597</text:p>
          </table:table-cell>
          <table:table-cell table:formula="of:=SUM([.D13:.I13])" office:value-type="float" office:value="356" calcext:value-type="float">
            <text:p>35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5" calcext:value-type="float">
            <text:p>0.5</text:p>
          </table:table-cell>
          <table:table-cell table:formula="of:=([.E12]/[.E15])" office:value-type="float" office:value="1.75" calcext:value-type="float">
            <text:p>1.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7.416666666667" calcext:value-type="float">
            <text:p>177.416666666667</text:p>
          </table:table-cell>
          <table:table-cell table:formula="of:=SUM([.D16:.I16])" office:value-type="float" office:value="18.9166666666667" calcext:value-type="float">
            <text:p>18.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3.125" calcext:value-type="float">
            <text:p>3.125</text:p>
          </table:table-cell>
          <table:table-cell table:formula="of:=([.E13]/[.E15])" office:value-type="float" office:value="4.875" calcext:value-type="float">
            <text:p>4.87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8.833333333333" calcext:value-type="float">
            <text:p>218.833333333333</text:p>
          </table:table-cell>
          <table:table-cell table:formula="of:=SUM([.D17:.I17])" office:value-type="float" office:value="32.3333333333333" calcext:value-type="float">
            <text:p>32.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6">00/00/0000</text:date>, <text:time style:data-style-name="N2" text:time-value="00:21:59.74558006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01:55:12.470997612</dc:date>
    <meta:creation-date>2016-09-05T22:47:24Z</meta:creation-date>
    <meta:editing-cycles>1410</meta:editing-cycles>
    <meta:editing-duration>P28DT16H32M7S</meta:editing-duration>
    <meta:generator>LibreOffice/5.2.7.2$Linux_X86_64 LibreOffice_project/20m0$Build-2</meta:generator>
    <meta:document-statistic meta:table-count="4" meta:cell-count="4122" meta:object-count="0"/>
  </office:meta>
</office:document-meta>
</file>